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Cambria" svg:font-family="Cambria"/>
    <style:font-face style:name="Tahoma1" svg:font-family="Tahoma"/>
    <style:font-face style:name="宋体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7.1000003814697pt" officeooo:rsid="00048485" officeooo:paragraph-rsid="00048485" style:font-size-asian="15pt" style:font-size-complex="17.1000003814697pt"/>
    </style:style>
    <style:style style:name="P2" style:family="paragraph" style:parent-style-name="Text_20_body">
      <style:paragraph-properties fo:margin-left="1.386cm" fo:margin-right="0cm" fo:text-indent="-0.635cm" style:auto-text-indent="false"/>
      <style:text-properties fo:font-size="16pt" officeooo:rsid="00048485" officeooo:paragraph-rsid="0005e974" style:font-size-asian="16pt" style:font-size-complex="16pt"/>
    </style:style>
    <style:style style:name="P3" style:family="paragraph" style:parent-style-name="Text_20_body">
      <style:paragraph-properties fo:margin-left="1.386cm" fo:margin-right="0cm" fo:text-indent="-0.635cm" style:auto-text-indent="false"/>
      <style:text-properties fo:font-size="16pt" officeooo:paragraph-rsid="0005e974" style:font-size-asian="16pt" style:font-size-complex="16pt"/>
    </style:style>
    <style:style style:name="P4" style:family="paragraph" style:parent-style-name="Text_20_body">
      <style:paragraph-properties fo:margin-left="1.386cm" fo:margin-right="0cm" fo:text-indent="-0.635cm" style:auto-text-indent="false"/>
      <style:text-properties fo:font-size="16pt" officeooo:rsid="0006cc24" officeooo:paragraph-rsid="0006cc24" style:font-size-asian="16pt" style:font-size-complex="16pt"/>
    </style:style>
    <style:style style:name="P5" style:family="paragraph" style:parent-style-name="Text_20_body">
      <style:paragraph-properties fo:margin-left="1.386cm" fo:margin-right="0cm" fo:text-indent="-0.635cm" style:auto-text-indent="false"/>
      <style:text-properties fo:font-size="16pt" officeooo:rsid="0006e00b" officeooo:paragraph-rsid="0006e00b" style:font-size-asian="16pt" style:font-size-complex="16pt"/>
    </style:style>
    <style:style style:name="P6" style:family="paragraph" style:parent-style-name="Text_20_body">
      <style:paragraph-properties fo:margin-left="0cm" fo:margin-right="0cm" fo:text-indent="0.741cm" style:auto-text-indent="false"/>
      <style:text-properties fo:font-size="16pt" officeooo:paragraph-rsid="0005e974" style:font-size-asian="16pt" style:font-size-complex="16pt"/>
    </style:style>
    <style:style style:name="P7" style:family="paragraph" style:parent-style-name="Heading_20_2">
      <style:text-properties fo:font-size="16pt" officeooo:paragraph-rsid="0005e974" style:font-size-asian="16pt" style:font-size-complex="16pt"/>
    </style:style>
    <style:style style:name="T1" style:family="text">
      <style:text-properties style:font-name="Wingdings"/>
    </style:style>
    <style:style style:name="T2" style:family="text">
      <style:text-properties style:font-name="Wingdings" style:font-name-asian="宋体"/>
    </style:style>
    <style:style style:name="T3" style:family="text">
      <style:text-properties style:font-name-asian="宋体"/>
    </style:style>
    <style:style style:name="T4" style:family="text">
      <style:text-properties style:font-name-asian="宋体" style:font-weight-asian="bold"/>
    </style:style>
    <style:style style:name="T5" style:family="text">
      <style:text-properties officeooo:rsid="0007e44c" style:font-name-asian="宋体" style:language-asian="zh" style:country-asian="CN"/>
    </style:style>
    <style:style style:name="T6" style:family="text">
      <style:text-properties style:font-name="Calibri"/>
    </style:style>
    <style:style style:name="T7" style:family="text">
      <style:text-properties style:font-name="Calibri" style:font-name-asian="宋体"/>
    </style:style>
    <style:style style:name="T8" style:family="text">
      <style:text-properties fo:font-weight="bold"/>
    </style:style>
    <style:style style:name="T9" style:family="text">
      <style:text-properties style:font-name="Cambria"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定义查询结果ResultSet对象</text:p>
      <text:p text:style-name="P1"><text:tab/>ResultSet rs=null;</text:p>
      <text:p text:style-name="P1">//执行查询sql</text:p>
      <text:p text:style-name="P1"><text:tab/><text:tab/>rs=stmt.executeQuery(querysql);</text:p>
      <text:p text:style-name="P1"><text:tab/><text:tab/>//通过字符串获得</text:p>
      <text:p text:style-name="P1">/*<text:tab/><text:tab/>while(rs.next()){</text:p>
      <text:p text:style-name="P1"><text:tab/><text:tab/><text:tab/>String id=rs.getString("id");</text:p>
      <text:p text:style-name="P1"><text:tab/><text:tab/><text:tab/>String name=rs.getString("name");</text:p>
      <text:p text:style-name="P1"><text:tab/><text:tab/><text:tab/>String address=rs.getString("address");</text:p>
      <text:p text:style-name="P1"><text:tab/><text:tab/><text:tab/>String birhday=rs.getString("birhday");</text:p>
      <text:p text:style-name="P1"><text:tab/><text:tab/><text:tab/>System.out.println("人员id <text:s/>"+id+"姓名 <text:s text:c="3"/>"+name+"地址 <text:s text:c="3"/>"+address+"生日 <text:s text:c="4"/>"+birhday);</text:p>
      <text:p text:style-name="P1"><text:tab/><text:tab/>}*/</text:p>
      <text:p text:style-name="P1"><text:tab/><text:tab/>//通过索引获得</text:p>
      <text:p text:style-name="P1"><text:tab/><text:tab/>/*while(rs.next()){</text:p>
      <text:p text:style-name="P1"><text:tab/><text:tab/><text:tab/>String id=rs.getString(1);</text:p>
      <text:p text:style-name="P1"><text:tab/><text:tab/><text:tab/>String name=rs.getString(2);</text:p>
      <text:p text:style-name="P1"><text:tab/><text:tab/><text:tab/>String address=rs.getString(3);</text:p>
      <text:p text:style-name="P1"><text:tab/><text:tab/><text:tab/>String birhday=rs.getString(4);</text:p>
      <text:p text:style-name="P1"><text:tab/><text:tab/><text:tab/>System.out.println("人员id <text:s/>"+id+"姓名 <text:s text:c="3"/>"+name+"地址 <text:s text:c="3"/>"+address+"生日 <text:s text:c="4"/>"+birhday);</text:p>
      <text:p text:style-name="P1"><text:tab/><text:tab/>}*/</text:p>
      <text:p text:style-name="P1"><text:tab/><text:tab/>//对应类型获取</text:p>
      <text:p text:style-name="P1"><text:tab/><text:tab/>while(rs.next()){</text:p>
      <text:p text:style-name="P1"><text:tab/><text:tab/><text:tab/>Integer id=rs.getInt("id");</text:p>
      <text:p text:style-name="P1"><text:tab/><text:tab/><text:tab/>String name=rs.getString("name");</text:p>
      <text:p text:style-name="P1"><text:tab/><text:tab/><text:tab/>String address=rs.getString("address");</text:p>
      <text:p text:style-name="P1"><text:tab/><text:tab/><text:tab/>Date birhday=rs.getDate("birhday");</text:p>
      <text:p text:style-name="P1"><text:tab/><text:tab/><text:tab/>System.out.println("人员id <text:s/>"+id+"姓名 <text:s text:c="3"/>"+name+"地址 <text:s text:c="3"/>"+address+"生日 <text:s text:c="4"/>"+birhday);</text:p>
      <text:p text:style-name="P1"><text:tab/><text:tab/>}</text:p>
      <text:p text:style-name="P1"/>
      <text:p text:style-name="P1"/>
      <text:p text:style-name="P1"/>
      <text:p text:style-name="P1"/>
      <text:p text:style-name="P1"/>
      <text:p text:style-name="P1"><text:soft-page-break/></text:p>
      <text:h text:style-name="P7" text:outline-level="2"><text:span text:style-name="T8">5</text:span><text:span text:style-name="T4">　</text:span><text:span text:style-name="T9">ResultSet</text:span><text:span text:style-name="T4">之获取列数据</text:span></text:h>
      <text:p text:style-name="P6"><text:span text:style-name="T3">可以通过</text:span>next()<text:span text:style-name="T3">方法使</text:span><text:span text:style-name="T6">ResultSet</text:span><text:span text:style-name="T3">的游标向下移动，当游标移动到你需要的行时，就需要来获取该行的数据了，</text:span><text:span text:style-name="T6">ResultSet</text:span><text:span text:style-name="T3">提供了一系列的获取列数据的方法：</text:span></text:p>
      <text:p text:style-name="P3"><text:span text:style-name="T1">l</text:span>String getString(int columnIndex)<text:span text:style-name="T3">：获取指定列的</text:span><text:span text:style-name="T6">String</text:span><text:span text:style-name="T3">类型数据；</text:span></text:p>
      <text:p text:style-name="P3"><text:span text:style-name="T1">l</text:span>int getInt(int columnIndex)<text:span text:style-name="T3">：获取指定列的</text:span><text:span text:style-name="T6">int</text:span><text:span text:style-name="T3">类型数据；</text:span></text:p>
      <text:p text:style-name="P2"><text:span text:style-name="T1">l</text:span>double getDouble(int columnIndex)<text:span text:style-name="T3">：获取指定列的</text:span><text:span text:style-name="T6">double</text:span><text:span text:style-name="T3">类型数据；</text:span></text:p>
      <text:p text:style-name="P3"><text:span text:style-name="T1">l</text:span>Object getObject(int columnIndex)<text:span text:style-name="T3">：获取指定列的</text:span><text:span text:style-name="T6">Object</text:span><text:span text:style-name="T3">类型的数据。</text:span></text:p>
      <text:p text:style-name="P6"><text:span text:style-name="T3">上面方法中，参数</text:span>columnIndex<text:span text:style-name="T3">表示列的索引，列索引从</text:span><text:span text:style-name="T6">1</text:span><text:span text:style-name="T3">开始，而不是</text:span><text:span text:style-name="T6">0</text:span><text:span text:style-name="T3">，这第一点与数组不同。如果你清楚当前列的数据类型，那么可以使用</text:span><text:span text:style-name="T6">getInt()</text:span><text:span text:style-name="T3">之类的方法来获取，如果你不清楚列的类型，那么你应该使用</text:span><text:span text:style-name="T6">getObject()</text:span><text:span text:style-name="T3">方法来获取。</text:span></text:p>
      <text:p text:style-name="P6">ResultSet<text:span text:style-name="T3">还提供了一套通过列名称来获取列数据的方法：</text:span></text:p>
      <text:p text:style-name="P3"><text:span text:style-name="T1">l</text:span>String getString(String columnName)<text:span text:style-name="T3">：获取名称为</text:span><text:span text:style-name="T6">columnName</text:span><text:span text:style-name="T3">的列的</text:span><text:span text:style-name="T6">String</text:span><text:span text:style-name="T3">数据；</text:span></text:p>
      <text:p text:style-name="P3"><text:span text:style-name="T1">l</text:span>int getInt(String columnName)<text:span text:style-name="T3">：获取名称为</text:span><text:span text:style-name="T6">columnName</text:span><text:span text:style-name="T3">的列的</text:span><text:span text:style-name="T6">int</text:span><text:span text:style-name="T3">数据；</text:span></text:p>
      <text:p text:style-name="P3"><text:span text:style-name="T1">l</text:span>double getDouble(String columnName)<text:span text:style-name="T3">：获取名称为</text:span><text:span text:style-name="T6">columnName</text:span><text:span text:style-name="T3">的列的</text:span><text:span text:style-name="T6">double</text:span><text:span text:style-name="T3">数据；</text:span></text:p>
      <text:p text:style-name="P2"><text:span text:style-name="T2">l</text:span><text:span text:style-name="T3">Object getObject(String columnName)：获取名称为</text:span><text:span text:style-name="T7">columnName</text:span><text:span text:style-name="T3">的列的</text:span><text:span text:style-name="T7">Object</text:span><text:span text:style-name="T3">数据；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oft-page-break/><text:span text:style-name="T3"/></text:p>
      <text:p text:style-name="P5"><text:span text:style-name="T3">//获得当前表的源数据,表名，列名，列的数量</text:span></text:p>
      <text:p text:style-name="P5"><text:span text:style-name="T3"><text:tab/><text:tab/>ResultSetMetaData rsd =rs.getMetaData();</text:span></text:p>
      <text:p text:style-name="P5"><text:span text:style-name="T3"><text:tab/><text:tab/>//获得列的数量</text:span></text:p>
      <text:p text:style-name="P5"><text:span text:style-name="T3"><text:tab/><text:tab/>Integer cols=rsd.getColumnCount();</text:span></text:p>
      <text:p text:style-name="P5"><text:span text:style-name="T3"><text:tab/><text:tab/>System.out.println("列数"+cols);</text:span></text:p>
      <text:p text:style-name="P5"><text:span text:style-name="T3">//</text:span><text:span text:style-name="T5">定义集合用来存储数据名</text:span></text:p>
      <text:p text:style-name="P5"><text:span text:style-name="T3"><text:tab/><text:tab/>List&lt;String&gt; listcolum =new ArrayList&lt;&gt;();</text:span></text:p>
      <text:p text:style-name="P5"><text:span text:style-name="T3"><text:tab/><text:tab/>for(int i=1 ;i&lt;=4;i++){</text:span></text:p>
      <text:p text:style-name="P5"><text:span text:style-name="T3"><text:tab/><text:tab/><text:tab/>//获得列名</text:span></text:p>
      <text:p text:style-name="P5"><text:span text:style-name="T3"><text:tab/><text:tab/><text:tab/>String coluname=rsd.getColumnName(i);</text:span></text:p>
      <text:p text:style-name="P5"><text:span text:style-name="T3">//</text:span><text:span text:style-name="T5">将数据加入到集合中</text:span></text:p>
      <text:p text:style-name="P5"><text:span text:style-name="T3"><text:tab/><text:tab/><text:tab/>listcolum.add(coluname);</text:span></text:p>
      <text:p text:style-name="P5"><text:span text:style-name="T3"><text:tab/><text:tab/>}</text:span></text:p>
      <text:p text:style-name="P5"><text:span text:style-name="T3"><text:tab/><text:tab/>//根据获得的列名的源数据来获得该列名下的值</text:span></text:p>
      <text:p text:style-name="P5"><text:span text:style-name="T3"><text:tab/><text:tab/>while(rs.next()){</text:span></text:p>
      <text:p text:style-name="P5"><text:span text:style-name="T3">//</text:span><text:span text:style-name="T5">遍历集合</text:span></text:p>
      <text:p text:style-name="P5"><text:span text:style-name="T3"><text:tab/><text:tab/><text:tab/>for(String cname : listcolum){</text:span></text:p>
      <text:p text:style-name="P5"><text:span text:style-name="T3"><text:tab/><text:tab/><text:tab/>String val=rs.getString(cname);</text:span></text:p>
      <text:p text:style-name="P5"><text:span text:style-name="T3"><text:tab/><text:tab/><text:tab/>System.out.print(cname+":"+val+" <text:s text:c="2"/>");</text:span></text:p>
      <text:p text:style-name="P5"><text:span text:style-name="T3"><text:tab/><text:tab/><text:tab/>}</text:span></text:p>
      <text:p text:style-name="P5"><text:span text:style-name="T3"><text:tab/><text:tab/><text:tab/>System.out.println();</text:span></text:p>
      <text:p text:style-name="P5"><text:span text:style-name="T3"><text:tab/><text:tab/>}</text:span></text:p>
      <text:p text:style-name="P5"><text:span text:style-name="T3"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Cambria" svg:font-family="Cambria"/>
    <style:font-face style:name="Tahoma1" svg:font-family="Tahoma"/>
    <style:font-face style:name="宋体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1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0M9S</meta:editing-duration>
    <meta:editing-cycles>7</meta:editing-cycles>
    <meta:generator>LibreOffice/5.3.0.3$Windows_X86_64 LibreOffice_project/7074905676c47b82bbcfbea1aeefc84afe1c50e1</meta:generator>
    <dc:date>2018-03-03T14:46:58.431000000</dc:date>
    <meta:document-statistic meta:table-count="0" meta:image-count="0" meta:object-count="0" meta:page-count="3" meta:paragraph-count="63" meta:word-count="544" meta:character-count="2063" meta:non-whitespace-character-count="1860"/>
    <meta:user-defined meta:name="Info 1"/>
    <meta:user-defined meta:name="Info 2"/>
    <meta:user-defined meta:name="Info 3"/>
    <meta:user-defined meta:name="Info 4"/>
  </office:meta>
</office:document-meta>
</file>